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11.13</text:p>
      <text:p text:style-name="Standard"/>
      <text:p text:style-name="Standard">essai d'installation de matlab sur tour domicile</text:p>
      <text:p text:style-name="Standard"/>
      <text:p text:style-name="Standard">5.11.13</text:p>
      <text:p text:style-name="Standard"/>
      <text:p text:style-name="Standard">pb réseau</text:p>
      <text:p text:style-name="Standard"/>
      <text:p text:style-name="Standard">6.11.13</text:p>
      <text:p text:style-name="Standard"/>
      <text:p text:style-name="Standard">pb réseau le matin</text:p>
      <text:p text:style-name="Standard">pb licence matlab</text:p>
      <text:p text:style-name="Standard">matlab 2012a installé sur ma tour</text:p>
      <text:p text:style-name="Standard">recherche sur wikipedia</text:p>
      <text:p text:style-name="Standard">recherche des algos dispos sur matlab et opencv</text:p>
      <text:p text:style-name="Standard"/>
      <text:p text:style-name="Standard">11,12,13</text:p>
      <text:p text:style-name="Standard"/>
      <text:p text:style-name="Standard">reste à coder PoiL2PoiRBiDi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3-11-05T07:40:07</meta:creation-date>
    <dc:date>2013-12-11T18:32:52</dc:date>
    <dc:creator>Daniel Veysseire</dc:creator>
    <meta:editing-duration>PT3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2" meta:word-count="41" meta:character-count="252" meta:non-whitespace-character-count="223"/>
  </office:meta>
</office:document-meta>
</file>